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7" table:default-cell-style-name="ce2"/>
        <table:table-row table:style-name="ro1">
          <table:table-cell table:style-name="ce1" office:value-type="string">
            <table:cell-range-source table:name="HTML__export" xlink:type="simple" xlink:href="https://a-movie-database.metamodel.me/de/excel-connect.html" table:filter-name="calc_HTML_WebQuery" table:filter-options="0 0" table:last-column-spanned="7" table:last-row-spanned="34"/>
            <text:p>Titel</text:p>
          </table:table-cell>
          <table:table-cell table:style-name="ce1" office:value-type="string">
            <text:p>Wertung</text:p>
          </table:table-cell>
          <table:table-cell table:style-name="ce1" office:value-type="string">
            <text:p>IMDB Ranking</text:p>
          </table:table-cell>
          <table:table-cell table:style-name="ce1" office:value-type="string">
            <text:p>Erscheinungsdatum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Schauspieler</text:p>
          </table:table-cell>
          <table:table-cell table:style-name="ce1" office:value-type="string">
            <text:p>Regisseur</text:p>
          </table:table-cell>
        </table:table-row>
        <table:table-row table:style-name="ro1">
          <table:table-cell office:value-type="string">
            <text:p>The Jungle Book</text:p>
          </table:table-cell>
          <table:table-cell office:value-type="float" office:value="9.5">
            <text:p>9,5</text:p>
          </table:table-cell>
          <table:table-cell office:value-type="float" office:value="7.5">
            <text:p>7,5</text:p>
          </table:table-cell>
          <table:table-cell office:value-type="string">
            <text:p>14.04.2016</text:p>
          </table:table-cell>
          <table:table-cell office:value-type="string">
            <text:p>Abenteuer, Drama</text:p>
          </table:table-cell>
          <table:table-cell office:value-type="string">
            <text:p>Ben Kingsley, Bill Murrey, Neel Sethi</text:p>
          </table:table-cell>
          <table:table-cell office:value-type="string">
            <text:p>Jon Favreau</text:p>
          </table:table-cell>
        </table:table-row>
        <table:table-row table:style-name="ro1">
          <table:table-cell office:value-type="string">
            <text:p>Captain Fantastic: Einmal Wildnis und zurück</text:p>
          </table:table-cell>
          <table:table-cell office:value-type="float" office:value="9">
            <text:p>9</text:p>
          </table:table-cell>
          <table:table-cell office:value-type="float" office:value="7.9">
            <text:p>7,9</text:p>
          </table:table-cell>
          <table:table-cell office:value-type="string">
            <text:p>18.08.2016</text:p>
          </table:table-cell>
          <table:table-cell office:value-type="string">
            <text:p>Drama</text:p>
          </table:table-cell>
          <table:table-cell office:value-type="string">
            <text:p>Samatha Isler, George MacKay, Viggo Mortensen</text:p>
          </table:table-cell>
          <table:table-cell office:value-type="string">
            <text:p>Matt Ross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8.5">
            <text:p>8,5</text:p>
          </table:table-cell>
          <table:table-cell office:value-type="float" office:value="8.7">
            <text:p>8,7</text:p>
          </table:table-cell>
          <table:table-cell office:value-type="string">
            <text:p>17.06.1999</text:p>
          </table:table-cell>
          <table:table-cell office:value-type="string">
            <text:p>Action, Science-Fiction</text:p>
          </table:table-cell>
          <table:table-cell office:value-type="string">
            <text:p>Laurence Fishburne, Carrie-Anne Moss, Keanu Reeves, Hugo Weaving</text:p>
          </table:table-cell>
          <table:table-cell office:value-type="string">
            <text:p>Lana Wachowski</text:p>
          </table:table-cell>
        </table:table-row>
        <table:table-row table:style-name="ro1">
          <table:table-cell office:value-type="string">
            <text:p>Lone Ranger</text:p>
          </table:table-cell>
          <table:table-cell office:value-type="float" office:value="8.5">
            <text:p>8,5</text:p>
          </table:table-cell>
          <table:table-cell office:value-type="float" office:value="6.5">
            <text:p>6,5</text:p>
          </table:table-cell>
          <table:table-cell office:value-type="string">
            <text:p>08.08.2013</text:p>
          </table:table-cell>
          <table:table-cell office:value-type="string">
            <text:p>Action, Abenteuer, Western</text:p>
          </table:table-cell>
          <table:table-cell office:value-type="string">
            <text:p>Johnny Depp, William Fichtner, Armie Hammer</text:p>
          </table:table-cell>
          <table:table-cell office:value-type="string">
            <text:p>Gore Verbinski</text:p>
          </table:table-cell>
        </table:table-row>
        <table:table-row table:style-name="ro1">
          <table:table-cell office:value-type="string">
            <text:p>The Dark Knight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01.01.2008</text:p>
          </table:table-cell>
          <table:table-cell office:value-type="string">
            <text:p>Action, Science-Fiction</text:p>
          </table:table-cell>
          <table:table-cell office:value-type="string">
            <text:p>Christian Bale, Morgan Freeman, Heath Ledger</text:p>
          </table:table-cell>
          <table:table-cell office:value-type="string">
            <text:p>Christopher Nolan</text:p>
          </table:table-cell>
        </table:table-row>
        <table:table-row table:style-name="ro1">
          <table:table-cell office:value-type="string">
            <text:p>Hell</text:p>
          </table:table-cell>
          <table:table-cell office:value-type="float" office:value="8">
            <text:p>8</text:p>
          </table:table-cell>
          <table:table-cell office:value-type="float" office:value="5.9">
            <text:p>5,9</text:p>
          </table:table-cell>
          <table:table-cell office:value-type="string">
            <text:p>22.09.2011</text:p>
          </table:table-cell>
          <table:table-cell office:value-type="string">
            <text:p>Horror, Science-Fiction, Thriller</text:p>
          </table:table-cell>
          <table:table-cell office:value-type="string">
            <text:p>Lars Eidinger, Stipe Erceg, Hannah Herzsprung, Lisa Vicari, Angela Winkler</text:p>
          </table:table-cell>
          <table:table-cell office:value-type="string">
            <text:p>Tim Fehlbaum</text:p>
          </table:table-cell>
        </table:table-row>
        <table:table-row table:style-name="ro1">
          <table:table-cell office:value-type="string">
            <text:p>Resident Evil</text:p>
          </table:table-cell>
          <table:table-cell office:value-type="float" office:value="8">
            <text:p>8</text:p>
          </table:table-cell>
          <table:table-cell office:value-type="float" office:value="6.7">
            <text:p>6,7</text:p>
          </table:table-cell>
          <table:table-cell office:value-type="string">
            <text:p>21.03.2002</text:p>
          </table:table-cell>
          <table:table-cell office:value-type="string">
            <text:p>Action, Horror, Science-Fiction</text:p>
          </table:table-cell>
          <table:table-cell office:value-type="string">
            <text:p>Milla Jovovich, Ryan McCluskey, Michelle Rodriguez, Colin Salmon</text:p>
          </table:table-cell>
          <table:table-cell office:value-type="string">
            <text:p>Ryan McCluskey</text:p>
          </table:table-cell>
        </table:table-row>
        <table:table-row table:style-name="ro1">
          <table:table-cell office:value-type="string">
            <text:p>Reservoir Dogs - Wilde Hunde</text:p>
          </table:table-cell>
          <table:table-cell office:value-type="float" office:value="8">
            <text:p>8</text:p>
          </table:table-cell>
          <table:table-cell office:value-type="float" office:value="8.3">
            <text:p>8,3</text:p>
          </table:table-cell>
          <table:table-cell office:value-type="string">
            <text:p>10.09.1992</text:p>
          </table:table-cell>
          <table:table-cell office:value-type="string">
            <text:p>Action, Abenteuer, Drama</text:p>
          </table:table-cell>
          <table:table-cell office:value-type="string">
            <text:p>Harvey Keitel, Michael Madsen, Tim Roth</text:p>
          </table:table-cell>
          <table:table-cell office:value-type="string">
            <text:p>Quentin Tarantino</text:p>
          </table:table-cell>
        </table:table-row>
        <table:table-row table:style-name="ro1">
          <table:table-cell office:value-type="string">
            <text:p>Django Unchained</text:p>
          </table:table-cell>
          <table:table-cell office:value-type="float" office:value="8">
            <text:p>8</text:p>
          </table:table-cell>
          <table:table-cell office:value-type="string">
            <text:p>8.4</text:p>
          </table:table-cell>
          <table:table-cell office:value-type="string">
            <text:p>17.01.2013</text:p>
          </table:table-cell>
          <table:table-cell office:value-type="string">
            <text:p>Abenteuer, Krimi, Drama</text:p>
          </table:table-cell>
          <table:table-cell office:value-type="string">
            <text:p>Leonardo DiCaprio, Jamie Foxx, Samuel L. Jackson, Christoph Waltz</text:p>
          </table:table-cell>
          <table:table-cell office:value-type="string">
            <text:p>Quentin Tarantino</text:p>
          </table:table-cell>
        </table:table-row>
        <table:table-row table:style-name="ro1">
          <table:table-cell office:value-type="string">
            <text:p>Cloud Atlas</text:p>
          </table:table-cell>
          <table:table-cell office:value-type="float" office:value="8">
            <text:p>8</text:p>
          </table:table-cell>
          <table:table-cell office:value-type="float" office:value="7.5">
            <text:p>7,5</text:p>
          </table:table-cell>
          <table:table-cell office:value-type="string">
            <text:p>15.11.2012</text:p>
          </table:table-cell>
          <table:table-cell office:value-type="string">
            <text:p>Drama, Science-Fiction</text:p>
          </table:table-cell>
          <table:table-cell office:value-type="string">
            <text:p>Halle Berry, Hugh Grant, Tom Hanks</text:p>
          </table:table-cell>
          <table:table-cell office:value-type="string">
            <text:p>Lana Wachowski</text:p>
          </table:table-cell>
        </table:table-row>
        <table:table-row table:style-name="ro1">
          <table:table-cell office:value-type="string">
            <text:p>Manchester by the Sea</text:p>
          </table:table-cell>
          <table:table-cell office:value-type="float" office:value="7.5">
            <text:p>7,5</text:p>
          </table:table-cell>
          <table:table-cell office:value-type="float" office:value="7.9">
            <text:p>7,9</text:p>
          </table:table-cell>
          <table:table-cell office:value-type="string">
            <text:p>19.01.2017</text:p>
          </table:table-cell>
          <table:table-cell office:value-type="string">
            <text:p>Drama</text:p>
          </table:table-cell>
          <table:table-cell office:value-type="string">
            <text:p>Casey Affleck, Kyle Chandler, Michelle Williams</text:p>
          </table:table-cell>
          <table:table-cell office:value-type="string">
            <text:p>Kenneth Lonergan</text:p>
          </table:table-cell>
        </table:table-row>
        <table:table-row table:style-name="ro1">
          <table:table-cell office:value-type="string">
            <text:p>Iron Man</text:p>
          </table:table-cell>
          <table:table-cell office:value-type="float" office:value="7.5">
            <text:p>7,5</text:p>
          </table:table-cell>
          <table:table-cell office:value-type="float" office:value="7.9">
            <text:p>7,9</text:p>
          </table:table-cell>
          <table:table-cell office:value-type="string">
            <text:p>01.05.2008</text:p>
          </table:table-cell>
          <table:table-cell office:value-type="string">
            <text:p>Action, Abenteuer, Science-Fiction</text:p>
          </table:table-cell>
          <table:table-cell office:value-type="string">
            <text:p>Robert Downey Jr., Terrence Howard, Gwyneth Paltrow</text:p>
          </table:table-cell>
          <table:table-cell office:value-type="string">
            <text:p>Jon Favreau</text:p>
          </table:table-cell>
        </table:table-row>
        <table:table-row table:style-name="ro1">
          <table:table-cell office:value-type="string">
            <text:p>Fluch der Karibik</text:p>
          </table:table-cell>
          <table:table-cell office:value-type="float" office:value="7.5">
            <text:p>7,5</text:p>
          </table:table-cell>
          <table:table-cell office:value-type="float" office:value="8">
            <text:p>8</text:p>
          </table:table-cell>
          <table:table-cell office:value-type="string">
            <text:p>02.09.2003</text:p>
          </table:table-cell>
          <table:table-cell office:value-type="string">
            <text:p>Action, Abenteuer, Komödie, Fantasy</text:p>
          </table:table-cell>
          <table:table-cell office:value-type="string">
            <text:p>Orlando Bloom, Johnny Depp, Geoffrey Rush</text:p>
          </table:table-cell>
          <table:table-cell office:value-type="string">
            <text:p>Gore Verbinski</text:p>
          </table:table-cell>
        </table:table-row>
        <table:table-row table:style-name="ro1">
          <table:table-cell office:value-type="string">
            <text:p>La La Land</text:p>
          </table:table-cell>
          <table:table-cell office:value-type="float" office:value="7.5">
            <text:p>7,5</text:p>
          </table:table-cell>
          <table:table-cell office:value-type="float" office:value="8.2">
            <text:p>8,2</text:p>
          </table:table-cell>
          <table:table-cell office:value-type="string">
            <text:p>12.01.2017</text:p>
          </table:table-cell>
          <table:table-cell office:value-type="string">
            <text:p>Drama, Musical, Romantik</text:p>
          </table:table-cell>
          <table:table-cell office:value-type="string">
            <text:p>Rosemarie DeWitt, Ryan Gosling, Emma Stone</text:p>
          </table:table-cell>
          <table:table-cell office:value-type="string">
            <text:p>Damien Chazelle</text:p>
          </table:table-cell>
        </table:table-row>
        <table:table-row table:style-name="ro1">
          <table:table-cell office:value-type="string">
            <text:p>Silence</text:p>
          </table:table-cell>
          <table:table-cell office:value-type="float" office:value="7.5">
            <text:p>7,5</text:p>
          </table:table-cell>
          <table:table-cell office:value-type="float" office:value="7.2">
            <text:p>7,2</text:p>
          </table:table-cell>
          <table:table-cell office:value-type="string">
            <text:p>02.03.2017</text:p>
          </table:table-cell>
          <table:table-cell office:value-type="string">
            <text:p>Abenteuer, Drama, Historienfilm</text:p>
          </table:table-cell>
          <table:table-cell office:value-type="string">
            <text:p>Adam Driver, Andrew Garfield, Liam Neeson</text:p>
          </table:table-cell>
          <table:table-cell office:value-type="string">
            <text:p>Martin Scorsese</text:p>
          </table:table-cell>
        </table:table-row>
        <table:table-row table:style-name="ro1">
          <table:table-cell office:value-type="string">
            <text:p>Moolight</text:p>
          </table:table-cell>
          <table:table-cell table:number-columns-repeated="2" office:value-type="float" office:value="7.5">
            <text:p>7,5</text:p>
          </table:table-cell>
          <table:table-cell office:value-type="string">
            <text:p>09.03.2017</text:p>
          </table:table-cell>
          <table:table-cell office:value-type="string">
            <text:p>Drama</text:p>
          </table:table-cell>
          <table:table-cell office:value-type="string">
            <text:p>Mahershala Ali, Sharirff Earp, Duan Sanderson</text:p>
          </table:table-cell>
          <table:table-cell office:value-type="string">
            <text:p>Barry Jenkins</text:p>
          </table:table-cell>
        </table:table-row>
        <table:table-row table:style-name="ro1">
          <table:table-cell office:value-type="string">
            <text:p>Fences</text:p>
          </table:table-cell>
          <table:table-cell office:value-type="float" office:value="7.5">
            <text:p>7,5</text:p>
          </table:table-cell>
          <table:table-cell office:value-type="float" office:value="7.2">
            <text:p>7,2</text:p>
          </table:table-cell>
          <table:table-cell office:value-type="string">
            <text:p>16.02.2017</text:p>
          </table:table-cell>
          <table:table-cell office:value-type="string">
            <text:p>Drama</text:p>
          </table:table-cell>
          <table:table-cell office:value-type="string">
            <text:p>Viola Davis, Stephen Henderson, Denzel Washington</text:p>
          </table:table-cell>
          <table:table-cell office:value-type="string">
            <text:p>Denzel Washington</text:p>
          </table:table-cell>
        </table:table-row>
        <table:table-row table:style-name="ro1">
          <table:table-cell office:value-type="string">
            <text:p>Schlaflos in Seattle</text:p>
          </table:table-cell>
          <table:table-cell office:value-type="float" office:value="7.5">
            <text:p>7,5</text:p>
          </table:table-cell>
          <table:table-cell office:value-type="float" office:value="6.7">
            <text:p>6,7</text:p>
          </table:table-cell>
          <table:table-cell office:value-type="string">
            <text:p>16.09.1993</text:p>
          </table:table-cell>
          <table:table-cell office:value-type="string">
            <text:p>Komödie, Romantik</text:p>
          </table:table-cell>
          <table:table-cell office:value-type="string">
            <text:p>Le Clanché du Rand, Tom Riis Farrell, Victor Garber, Tom Hanks, Carey Lowell, Ross Malinger, Bill Pullman, Meg Ryan, Rita Wilson</text:p>
          </table:table-cell>
          <table:table-cell office:value-type="string">
            <text:p>Nora Ephron</text:p>
          </table:table-cell>
        </table:table-row>
        <table:table-row table:style-name="ro1">
          <table:table-cell office:value-type="string">
            <text:p>Pulp Fiction</text:p>
          </table:table-cell>
          <table:table-cell office:value-type="float" office:value="7">
            <text:p>7</text:p>
          </table:table-cell>
          <table:table-cell office:value-type="float" office:value="8.9">
            <text:p>8,9</text:p>
          </table:table-cell>
          <table:table-cell office:value-type="string">
            <text:p>03.11.1994</text:p>
          </table:table-cell>
          <table:table-cell office:value-type="string">
            <text:p>Action, Drama</text:p>
          </table:table-cell>
          <table:table-cell office:value-type="string">
            <text:p>Rosanna Arquette, Samuel L. Jackson, Amanda Plummer, Tim Roth, Uma Thurman, John Travolta, Bruce Willis</text:p>
          </table:table-cell>
          <table:table-cell office:value-type="string">
            <text:p>Quentin Tarantino</text:p>
          </table:table-cell>
        </table:table-row>
        <table:table-row table:style-name="ro1">
          <table:table-cell office:value-type="string">
            <text:p>Viel Lärm um nichts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string">
            <text:p>24.07.2014</text:p>
          </table:table-cell>
          <table:table-cell office:value-type="string">
            <text:p>Drama, Romantik</text:p>
          </table:table-cell>
          <table:table-cell office:value-type="string">
            <text:p>Amy Acker, Alexis Denisof, Fran Kranz</text:p>
          </table:table-cell>
          <table:table-cell office:value-type="string">
            <text:p>Joss Whedon</text:p>
          </table:table-cell>
        </table:table-row>
        <table:table-row table:style-name="ro1">
          <table:table-cell office:value-type="string">
            <text:p>The Neon Demon</text:p>
          </table:table-cell>
          <table:table-cell office:value-type="float" office:value="7">
            <text:p>7</text:p>
          </table:table-cell>
          <table:table-cell office:value-type="float" office:value="6.2">
            <text:p>6,2</text:p>
          </table:table-cell>
          <table:table-cell office:value-type="string">
            <text:p>23.06.2016</text:p>
          </table:table-cell>
          <table:table-cell office:value-type="string">
            <text:p>Horror, Thriller</text:p>
          </table:table-cell>
          <table:table-cell office:value-type="string">
            <text:p>Elle Fanning, Christina Hendricks, Keanu Reeves</text:p>
          </table:table-cell>
          <table:table-cell office:value-type="string">
            <text:p>Nicholas Winding Refn</text:p>
          </table:table-cell>
        </table:table-row>
        <table:table-row table:style-name="ro1">
          <table:table-cell office:value-type="string">
            <text:p>Hacksaw Ridge - Die Entscheidung</text:p>
          </table:table-cell>
          <table:table-cell office:value-type="float" office:value="7">
            <text:p>7</text:p>
          </table:table-cell>
          <table:table-cell office:value-type="float" office:value="8.2">
            <text:p>8,2</text:p>
          </table:table-cell>
          <table:table-cell office:value-type="string">
            <text:p>26.01.2017</text:p>
          </table:table-cell>
          <table:table-cell office:value-type="string">
            <text:p>Action, Drama, Kriegsfilm</text:p>
          </table:table-cell>
          <table:table-cell office:value-type="string">
            <text:p>Luke Bracey, Andrew Garfield, Sam Worthington</text:p>
          </table:table-cell>
          <table:table-cell office:value-type="string">
            <text:p>Mel Gibson</text:p>
          </table:table-cell>
        </table:table-row>
        <table:table-row table:style-name="ro1">
          <table:table-cell office:value-type="string">
            <text:p>Jumper</text:p>
          </table:table-cell>
          <table:table-cell office:value-type="float" office:value="7">
            <text:p>7</text:p>
          </table:table-cell>
          <table:table-cell office:value-type="float" office:value="6.1">
            <text:p>6,1</text:p>
          </table:table-cell>
          <table:table-cell office:value-type="string">
            <text:p>27.03.2008</text:p>
          </table:table-cell>
          <table:table-cell office:value-type="string">
            <text:p>Action, Abenteuer, Science-Fiction</text:p>
          </table:table-cell>
          <table:table-cell office:value-type="string">
            <text:p>Jamie Bell, Hayden Christensen, Samuel L. Jackson</text:p>
          </table:table-cell>
          <table:table-cell office:value-type="string">
            <text:p>Doug Liman</text:p>
          </table:table-cell>
        </table:table-row>
        <table:table-row table:style-name="ro1">
          <table:table-cell office:value-type="string">
            <text:p>Departed - Unter Feinden</text:p>
          </table:table-cell>
          <table:table-cell office:value-type="float" office:value="7">
            <text:p>7</text:p>
          </table:table-cell>
          <table:table-cell office:value-type="string">
            <text:p>8.5</text:p>
          </table:table-cell>
          <table:table-cell office:value-type="string">
            <text:p>13.02.2007</text:p>
          </table:table-cell>
          <table:table-cell office:value-type="string">
            <text:p>Krimi, Thriller</text:p>
          </table:table-cell>
          <table:table-cell office:value-type="string">
            <text:p>Matt Damon, Leonardo DiCaprio, Jack Nicholson</text:p>
          </table:table-cell>
          <table:table-cell office:value-type="string">
            <text:p>Martin Scorsese</text:p>
          </table:table-cell>
        </table:table-row>
        <table:table-row table:style-name="ro1">
          <table:table-cell office:value-type="string">
            <text:p>Drive</text:p>
          </table:table-cell>
          <table:table-cell office:value-type="float" office:value="7">
            <text:p>7</text:p>
          </table:table-cell>
          <table:table-cell office:value-type="string">
            <text:p>7.8</text:p>
          </table:table-cell>
          <table:table-cell office:value-type="string">
            <text:p>26.01.2012</text:p>
          </table:table-cell>
          <table:table-cell office:value-type="string">
            <text:p>Krimi, Drama</text:p>
          </table:table-cell>
          <table:table-cell office:value-type="string">
            <text:p>Bryan Cranston, Ryan Gosling, Carey Mulligan</text:p>
          </table:table-cell>
          <table:table-cell office:value-type="string">
            <text:p>Nicholas Winding Refn</text:p>
          </table:table-cell>
        </table:table-row>
        <table:table-row table:style-name="ro1">
          <table:table-cell office:value-type="string">
            <text:p>Marvel's The Avengers</text:p>
          </table:table-cell>
          <table:table-cell office:value-type="float" office:value="6.5">
            <text:p>6,5</text:p>
          </table:table-cell>
          <table:table-cell office:value-type="string">
            <text:p>8.1</text:p>
          </table:table-cell>
          <table:table-cell office:value-type="string">
            <text:p>26.04.2012</text:p>
          </table:table-cell>
          <table:table-cell office:value-type="string">
            <text:p>Action</text:p>
          </table:table-cell>
          <table:table-cell office:value-type="string">
            <text:p>Robert Downey Jr., Chris Hemsworth, Samuel L. Jackson, Scarlett Johansson, Gwyneth Paltrow</text:p>
          </table:table-cell>
          <table:table-cell office:value-type="string">
            <text:p>Joss Whedon</text:p>
          </table:table-cell>
        </table:table-row>
        <table:table-row table:style-name="ro1">
          <table:table-cell office:value-type="string">
            <text:p>The Last Five Years</text:p>
          </table:table-cell>
          <table:table-cell office:value-type="float" office:value="6.5">
            <text:p>6,5</text:p>
          </table:table-cell>
          <table:table-cell office:value-type="float" office:value="5.9">
            <text:p>5,9</text:p>
          </table:table-cell>
          <table:table-cell office:value-type="string">
            <text:p>11.10.2014</text:p>
          </table:table-cell>
          <table:table-cell office:value-type="string">
            <text:p>Komödie, Drama, Musical, Romantik</text:p>
          </table:table-cell>
          <table:table-cell office:value-type="string">
            <text:p>Jeremy Jordan, Anna Kendrick, Tamara Mintz</text:p>
          </table:table-cell>
          <table:table-cell office:value-type="string">
            <text:p>Richard LaGravenese</text:p>
          </table:table-cell>
        </table:table-row>
        <table:table-row table:style-name="ro1">
          <table:table-cell office:value-type="string">
            <text:p>Sieben</text:p>
          </table:table-cell>
          <table:table-cell office:value-type="float" office:value="6">
            <text:p>6</text:p>
          </table:table-cell>
          <table:table-cell office:value-type="float" office:value="8.6">
            <text:p>8,6</text:p>
          </table:table-cell>
          <table:table-cell office:value-type="string">
            <text:p>23.11.1995</text:p>
          </table:table-cell>
          <table:table-cell office:value-type="string">
            <text:p>Krimi, Thriller</text:p>
          </table:table-cell>
          <table:table-cell office:value-type="string">
            <text:p>Morgan Freeman, Gwyneth Paltrow, Brad Pitt, Kevin Spacey</text:p>
          </table:table-cell>
          <table:table-cell office:value-type="string">
            <text:p>David Fincher</text:p>
          </table:table-cell>
        </table:table-row>
        <table:table-row table:style-name="ro1">
          <table:table-cell office:value-type="string">
            <text:p>Fast and the Furious 5</text:p>
          </table:table-cell>
          <table:table-cell office:value-type="float" office:value="6">
            <text:p>6</text:p>
          </table:table-cell>
          <table:table-cell office:value-type="float" office:value="7.3">
            <text:p>7,3</text:p>
          </table:table-cell>
          <table:table-cell office:value-type="string">
            <text:p>29.04.2011</text:p>
          </table:table-cell>
          <table:table-cell office:value-type="string">
            <text:p>Action, Krimi, Thriller</text:p>
          </table:table-cell>
          <table:table-cell office:value-type="string">
            <text:p>Vin Diesel, Dwayne Johnson, Paul Walker</text:p>
          </table:table-cell>
          <table:table-cell office:value-type="string">
            <text:p>Justin Lin</text:p>
          </table:table-cell>
        </table:table-row>
        <table:table-row table:style-name="ro1">
          <table:table-cell office:value-type="string">
            <text:p>Phantastische Tierwesen und wo sie zu finden sind</text:p>
          </table:table-cell>
          <table:table-cell office:value-type="float" office:value="6">
            <text:p>6</text:p>
          </table:table-cell>
          <table:table-cell office:value-type="float" office:value="7.4">
            <text:p>7,4</text:p>
          </table:table-cell>
          <table:table-cell office:value-type="string">
            <text:p>17.11.2016</text:p>
          </table:table-cell>
          <table:table-cell office:value-type="string">
            <text:p>Action, Drama, Fantasy</text:p>
          </table:table-cell>
          <table:table-cell office:value-type="string">
            <text:p>Eddie Redmayne, Alison Sudol, Katherine Waterston</text:p>
          </table:table-cell>
          <table:table-cell office:value-type="string">
            <text:p>David Yates</text:p>
          </table:table-cell>
        </table:table-row>
        <table:table-row table:style-name="ro1">
          <table:table-cell office:value-type="string">
            <text:p>Zoomania</text:p>
          </table:table-cell>
          <table:table-cell office:value-type="float" office:value="5.5">
            <text:p>5,5</text:p>
          </table:table-cell>
          <table:table-cell office:value-type="float" office:value="8.1">
            <text:p>8,1</text:p>
          </table:table-cell>
          <table:table-cell office:value-type="string">
            <text:p>03.03.2016</text:p>
          </table:table-cell>
          <table:table-cell office:value-type="string">
            <text:p>Komödie</text:p>
          </table:table-cell>
          <table:table-cell/>
          <table:table-cell office:value-type="string">
            <text:p>Jared Bush</text:p>
          </table:table-cell>
        </table:table-row>
        <table:table-row table:style-name="ro1">
          <table:table-cell office:value-type="string">
            <text:p>P.S. Ich Liebe Dich</text:p>
          </table:table-cell>
          <table:table-cell office:value-type="float" office:value="4.5">
            <text:p>4,5</text:p>
          </table:table-cell>
          <table:table-cell office:value-type="float" office:value="7.1">
            <text:p>7,1</text:p>
          </table:table-cell>
          <table:table-cell office:value-type="string">
            <text:p>17.01.2008</text:p>
          </table:table-cell>
          <table:table-cell office:value-type="string">
            <text:p>Drama, Romantik</text:p>
          </table:table-cell>
          <table:table-cell office:value-type="string">
            <text:p>Susan Blackwell, Gerard Butler, Harry Connick Jr., Gina Gershon, Anne Kent, Lisa Kudrow, James Marsters, Brian McGrath, Nellie McKay, Jeffrey Dean Morgan, Sherie Rene Scott, Hilary Swank, Christopher Whalen</text:p>
          </table:table-cell>
          <table:table-cell office:value-type="string">
            <text:p>Richard LaGravenese</text:p>
          </table:table-cell>
        </table:table-row>
        <table:table-row table:style-name="ro1">
          <table:table-cell office:value-type="string">
            <text:p>The Avengers 2: Age of Ultron</text:p>
          </table:table-cell>
          <table:table-cell office:value-type="float" office:value="4">
            <text:p>4</text:p>
          </table:table-cell>
          <table:table-cell office:value-type="float" office:value="7.4">
            <text:p>7,4</text:p>
          </table:table-cell>
          <table:table-cell office:value-type="string">
            <text:p>23.04.2015</text:p>
          </table:table-cell>
          <table:table-cell office:value-type="string">
            <text:p>Abenteuer, Action, Science-Fiction</text:p>
          </table:table-cell>
          <table:table-cell office:value-type="string">
            <text:p>Robert Downey Jr., Chris Evans, Chris Hemsworth, Scarlett Johansson, Mark Ruffalo</text:p>
          </table:table-cell>
          <table:table-cell office:value-type="string">
            <text:p>Joss Whedon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3">13.05.2023</text:date>, <text:time>12:45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3T12:33:54.66</meta:creation-date>
    <meta:generator>OpenOffice/4.1.14$Win32 OpenOffice.org_project/4114m1$Build-9811</meta:generator>
    <dc:date>2023-05-13T12:45:51.89</dc:date>
    <meta:editing-duration>PT11M57S</meta:editing-duration>
    <meta:editing-cycles>1</meta:editing-cycles>
    <meta:document-statistic meta:table-count="3" meta:cell-count="237" meta:object-count="0"/>
  </office:meta>
</office:document-meta>
</file>